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end" style:justify-single-word="false" style:writing-mode="lr-tb"/>
      <style:text-properties fo:color="#000000" style:font-name="Arial" fo:font-size="10pt" fo:language="de" fo:country="DE" fo:font-style="italic" fo:font-weight="normal" officeooo:rsid="000e1baa" officeooo:paragraph-rsid="00095a4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style:font-name="Arial" fo:font-size="10pt" officeooo:paragraph-rsid="00095a42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  <style:text-properties style:font-name="Arial" fo:font-size="10pt" fo:font-style="italic" officeooo:paragraph-rsid="00095a42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fo:font-size="10pt" officeooo:paragraph-rsid="00095a42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  <style:text-properties fo:color="#ff0000" style:font-name="Arial" fo:font-size="10pt" fo:font-style="italic" officeooo:paragraph-rsid="00095a42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Arial" fo:font-size="10pt" fo:font-style="italic" officeooo:paragraph-rsid="00095a42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Arial" fo:font-size="10pt" fo:language="de" fo:country="DE" fo:font-style="italic" officeooo:paragraph-rsid="00095a42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Arial" fo:font-size="10pt" officeooo:paragraph-rsid="00095a42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font-style="italic" fo:font-weight="normal" officeooo:rsid="000e1baa" officeooo:paragraph-rsid="00095a42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color="#000000" style:font-name="Arial" fo:font-size="10pt" fo:language="de" fo:country="DE" fo:font-style="italic" fo:font-weight="normal" officeooo:rsid="000e1baa" officeooo:paragraph-rsid="00095a42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end" style:justify-single-word="false" style:writing-mode="lr-tb"/>
      <style:text-properties fo:color="#ff6633" style:font-name="Arial" fo:font-size="10pt" officeooo:rsid="00122907" officeooo:paragraph-rsid="00095a42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######## ######### ########## ############# ############# ########### ############</text:span></text:p>
      <text:p text:style-name="P1"><text:span text:style-name="T1">Von:</text:span> Thomas Rossner [mailto:Thomas.Rossner@cc-w.de] <text:line-break/><text:span text:style-name="T1">Gesendet:</text:span> Mittwoch, 27. Februar 2013 11:37<text:line-break/><text:span text:style-name="T1">An:</text:span> Christian Kaczorowski; Stefan Kuester; Sabine Seimann; Myriam Amenougna; Janine Hausmann<text:line-break/><text:span text:style-name="T1">Cc:</text:span> Heidenreich, Martina; Haustein, Steffi; Paetow, Janet<text:line-break/><text:span text:style-name="T1">Betreff:</text:span> Damovo 1226 - Neuer Kunde Baur - geänderte Abläufe</text:p>
      <text:p text:style-name="P3">Hallo,</text:p>
      <text:p text:style-name="P3"> </text:p>
      <text:p text:style-name="P3">bei dem Damovokunden Baur wurden die Abläufe angepasst (siehe rot)</text:p>
      <text:p text:style-name="P3"> </text:p>
      <text:p text:style-name="P3">Info´s an die Servicepartner per Telefon sind nur noch außerhalb der GZ notwendig.</text:p>
      <text:p text:style-name="P3"> </text:p>
      <text:p text:style-name="P3">Anweisung:</text:p>
      <text:p text:style-name="P3"> </text:p>
      <text:p text:style-name="P3">Bei diesem Kunden ist zu beachten, dass die Tickets durch das Callcenter (also durch uns eröffnet werden), jedoch durch einen Servicepartner abgearbeitet werden.</text:p>
      <text:p text:style-name="P3"> </text:p>
      <text:p text:style-name="P3">Wir eröffnen, bei allen Baur-Site´s Incident´s (Meldung via Telefon oder Mail) und Mac´s (Meldung nur via Mail) im Omnitracker.</text:p>
      <text:p text:style-name="P3"> </text:p>
      <text:p text:style-name="P5">Nach Aufnahme und Speichern des Tickets (egal ob Incident oder Mac) wird der entsprechende Servicepartner per Anruf verständigt.</text:p>
      <text:p text:style-name="P5">Dies ist nur ausserhalb der GZ von Damovo (Werktags Mo.-Fr. 08.00-16.45) und bei Prio 1 und 2 Tickets notwendig.</text:p>
      <text:p text:style-name="P3">Die Rufnummern, Regeln und Abläufe hierzu finden Sie bei jeder Baur-Site in der Callcenterinfo. <text:span text:style-name="T2">Unbedingt beachten.</text:span></text:p>
      <text:p text:style-name="P3"> </text:p>
      <text:p text:style-name="P3">Bitte nennen Sie dem Ansprechpartner des Servicepartners: Kundennamen, kurze Störungsbeschreibung und Ticketnummer, sowie Rrückrufnummer des Kunden.</text:p>
      <text:p text:style-name="P3">Die Nutzung eines Anrufbeantworters ist ausdrücklich erlaubt.</text:p>
      <text:p text:style-name="P3"> </text:p>
      <text:p text:style-name="P3">Bitte vermerken Sie die Weitergabe an den Servicepartner mit Namen des Ansprechpartners oder die Weitergabe an AB immer im Ticket unter Comments.</text:p>
      <text:p text:style-name="P3"> </text:p>
      <text:p text:style-name="P3">Sollten Sie weder den Servicepartner noch einen AB erreichen, ist eine Eskalation außerhalb der GZ an CSC-Dispatch der<text:span text:style-name="T3"> entsprechenden</text:span><text:span text:style-name="T4"> </text:span>On Call-Service-Group (siehe VDN 1226) oder innerhalb der GZ an die Dispo nat. (0211-8755-4444) erforderlich, bitte beachten Sie die Eskalationsregeln.</text:p>
      <text:p text:style-name="P3"> </text:p>
      <text:p text:style-name="P3">Netten Gruß</text:p>
      <text:p text:style-name="P3"> </text:p>
      <text:p text:style-name="P6">Thomas Rossner<text:line-break/>Call Center Leiter</text:p>
      <text:p text:style-name="P6"/>
      <text:p text:style-name="P7"><text:span text:style-name="T1">Von:</text:span> Thomas Rossner [mailto:Thomas.Rossner@cc-w.de] <text:line-break/><text:span text:style-name="T1">Gesendet:</text:span> Freitag, 22. Februar 2013 08:48<text:line-break/><text:span text:style-name="T1">An:</text:span> Myriam Amenougna; Stefan Kuester; Christian Kaczorowski; Janine Hausmann; Sabine Seimann<text:line-break/><text:span text:style-name="T1">Cc:</text:span> Paetow, Janet; Haustein, Steffi; Heidenreich, Martina<text:line-break/><text:span text:style-name="T1">Betreff:</text:span> Damovo 1226 Call Flow Baur</text:p>
      <text:p text:style-name="P9">######## ######### ########## ############# ############# ########### ############</text:p>
      <text:p text:style-name="P2"/>
      <text:p text:style-name="P2">Hallo,</text:p>
      <text:p text:style-name="P2"> </text:p>
      <text:p text:style-name="P2">nach Rüchsprache wird der Ablauf bei dem Damovo-Kunden Baur geändert.</text:p>
      <text:p text:style-name="P2"> </text:p>
      <text:p text:style-name="P2">Während der normalen Arbeitszeit 08:00-16:45 werden die Tickets an die Firmen Sikom bzw. TeleSys durch die Dispo Damovo weitergegeben.</text:p>
      <text:p text:style-name="P2"> </text:p>
      <text:p text:style-name="P2">Von unserer Seite ist, außer der Aufnahme eines Tickets (Meldung per Anruf oder Mail) keine Aktion notwendig.</text:p>
      <text:p text:style-name="P2"> </text:p>
      <text:p text:style-name="P2">Ausserhalb der Arbeitszeiten bleibt der Ablauf unverändert, bei Prio 1 und Prio 2 ist eine telefonische Weitergabe an die Firmen Sikom bzw. TeleSys notwendig, Prio 3 wird am nächsten Arbeitstag von </text:p>
      <text:p text:style-name="P2"><text:soft-page-break/> </text:p>
      <text:p text:style-name="P2">der Dispo Damovo weitergegeben.</text:p>
      <text:p text:style-name="P2"> </text:p>
      <text:p text:style-name="P2">Geänderte Abläufe können leider erst nächsten Mittwoch in der CallCenterInfo hinterlegt werden.</text:p>
      <text:p text:style-name="P2"> </text:p>
      <text:p text:style-name="P2">Netten Gruß</text:p>
      <text:p text:style-name="P2"> </text:p>
      <text:p text:style-name="P4"> </text:p>
      <text:p text:style-name="P8">Thomas Rossner<text:line-break/>Call Center Leiter</text:p>
      <text:p text:style-name="P6"/>
      <text:p text:style-name="P11">PDF Flow etc.</text:p>
      <text:p text:style-name="P9">######## ######### ########## ############# ############# ########### 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21:12:16.654964570</meta:creation-date>
    <dc:date>2015-08-22T21:13:15.631864420</dc:date>
    <meta:editing-duration>PT1M</meta:editing-duration>
    <meta:editing-cycles>1</meta:editing-cycles>
    <meta:document-statistic meta:table-count="0" meta:image-count="0" meta:object-count="0" meta:page-count="2" meta:paragraph-count="50" meta:word-count="408" meta:character-count="3042" meta:non-whitespace-character-count="2641"/>
    <meta:generator>LibreOffice/4.4.4.3$Linux_x86 LibreOffice_project/40m0$Build-3</meta:generator>
  </office:meta>
</office:document-meta>
</file>